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8000003C00B7C30AAE0772BC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45cm" fo:min-width="1.1cm"/>
    </style:style>
    <style:style style:name="gr3" style:family="graphic" style:parent-style-name="standard">
      <style:graphic-properties draw:fill-color="#ff6600" draw:textarea-horizontal-align="justify" draw:textarea-vertical-align="middle" draw:auto-grow-height="false" fo:min-height="0.45cm" fo:min-width="1.1cm"/>
    </style:style>
    <style:style style:name="gr4" style:family="graphic" style:parent-style-name="standard">
      <style:graphic-properties draw:fill-color="#66ff66" draw:textarea-horizontal-align="justify" draw:textarea-vertical-align="middle" draw:auto-grow-height="false" fo:min-height="0.45cm" fo:min-width="1.1cm"/>
    </style:style>
    <style:style style:name="gr5" style:family="graphic" style:parent-style-name="standard">
      <style:graphic-properties draw:fill-color="#ff6600" draw:textarea-horizontal-align="justify" draw:textarea-vertical-align="middle" draw:auto-grow-height="false" fo:min-height="0.45cm" fo:min-width="2.5cm"/>
    </style:style>
    <style:style style:name="gr6" style:family="graphic" style:parent-style-name="standard">
      <style:graphic-properties draw:fill-color="#66ff66" draw:textarea-horizontal-align="justify" draw:textarea-vertical-align="middle" draw:auto-grow-height="false" fo:min-height="0.45cm" fo:min-width="2.5cm"/>
    </style:style>
    <style:style style:name="gr7" style:family="graphic" style:parent-style-name="standard">
      <style:graphic-properties draw:textarea-horizontal-align="justify" draw:textarea-vertical-align="middle" draw:auto-grow-height="false" fo:min-height="0.45cm" fo:min-width="2.4cm"/>
    </style:style>
    <style:style style:name="gr8" style:family="graphic" style:parent-style-name="standard">
      <style:graphic-properties draw:fill-color="#ffff66" draw:textarea-horizontal-align="justify" draw:textarea-vertical-align="middle" draw:auto-grow-height="false" fo:min-height="0.45cm" fo:min-width="1.1cm"/>
    </style:style>
    <style:style style:name="gr9" style:family="graphic" style:parent-style-name="standard">
      <style:graphic-properties draw:fill-color="#ffff66" draw:textarea-horizontal-align="justify" draw:textarea-vertical-align="middle" draw:auto-grow-height="false" fo:min-height="0.45cm" fo:min-width="2.4cm"/>
    </style:style>
    <style:style style:name="gr10" style:family="graphic" style:parent-style-name="standard">
      <style:graphic-properties draw:fill-color="#ffcc00" draw:textarea-horizontal-align="justify" draw:textarea-vertical-align="middle" draw:auto-grow-height="false" fo:min-height="0.45cm" fo:min-width="2.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1.402cm"/>
    </style:style>
    <style:style style:name="gr12" style:family="graphic" style:parent-style-name="standard">
      <style:graphic-properties draw:stroke="none" draw:marker-start="" draw:fill-color="#729fcf" draw:opacity="46%" draw:textarea-horizontal-align="justify" draw:textarea-vertical-align="middle" draw:auto-grow-height="false" fo:min-height="0.35cm" fo:min-width="0.1cm"/>
    </style:style>
    <style:style style:name="gr13" style:family="graphic" style:parent-style-name="standard">
      <style:graphic-properties draw:stroke="none" draw:marker-start="" draw:fill-color="#729fcf" draw:opacity="46%" draw:textarea-horizontal-align="justify" draw:textarea-vertical-align="middle" draw:auto-grow-height="false" fo:min-height="0.35cm" fo:min-width="0.1cm"/>
    </style:style>
    <style:style style:name="gr14" style:family="graphic" style:parent-style-name="standard">
      <style:graphic-properties draw:stroke="none" draw:marker-start="" draw:fill-color="#729fcf" draw:opacity="46%" draw:textarea-horizontal-align="justify" draw:textarea-vertical-align="middle" draw:auto-grow-height="false" fo:min-height="0.35cm" fo:min-width="2.7cm"/>
    </style:style>
    <style:style style:name="gr15" style:family="graphic" style:parent-style-name="standard">
      <style:graphic-properties svg:stroke-color="#ffffff" draw:fill-color="#ffffff" draw:textarea-horizontal-align="justify" draw:textarea-vertical-align="middle" draw:auto-grow-height="false" fo:min-height="0.45cm" fo:min-width="6.3cm"/>
    </style:style>
    <style:style style:name="gr16" style:family="graphic" style:parent-style-name="standard">
      <style:graphic-properties svg:stroke-color="#ffffff" draw:fill-color="#ffffff" draw:textarea-horizontal-align="justify" draw:textarea-vertical-align="middle" draw:auto-grow-height="false" fo:min-height="0.39cm" fo:min-width="10.6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6pt"/>
    </style:style>
    <style:style style:name="P4" style:family="paragraph">
      <loext:graphic-properties draw:fill-color="#ff6600"/>
      <style:paragraph-properties fo:text-align="center"/>
      <style:text-properties fo:font-size="16pt"/>
    </style:style>
    <style:style style:name="P5" style:family="paragraph">
      <loext:graphic-properties draw:fill-color="#66ff66"/>
      <style:paragraph-properties fo:text-align="center"/>
      <style:text-properties fo:font-size="16pt"/>
    </style:style>
    <style:style style:name="P6" style:family="paragraph">
      <loext:graphic-properties draw:fill-color="#ffff66"/>
      <style:paragraph-properties fo:text-align="center"/>
      <style:text-properties fo:font-size="16pt"/>
    </style:style>
    <style:style style:name="P7" style:family="paragraph">
      <loext:graphic-properties draw:fill-color="#ffcc00"/>
      <style:paragraph-properties fo:text-align="center"/>
      <style:text-properties fo:font-size="16pt"/>
    </style:style>
    <style:style style:name="P8" style:family="paragraph">
      <loext:graphic-properties draw:fill="none" draw:fill-color="#ffffff"/>
      <style:text-properties fo:font-size="20pt" fo:font-weight="bold"/>
    </style:style>
    <style:style style:name="P9" style:family="paragraph">
      <loext:graphic-properties draw:fill-color="#729fcf" draw:opacity="46%"/>
      <style:paragraph-properties fo:text-align="center"/>
      <style:text-properties fo:font-size="9pt" style:font-size-asian="9pt" style:font-size-complex="9pt"/>
    </style:style>
    <style:style style:name="P10" style:family="paragraph">
      <style:paragraph-properties fo:text-align="start"/>
    </style:style>
    <style:style style:name="P11" style:family="paragraph">
      <loext:graphic-properties draw:fill-color="#729fcf" draw:opacity="46%"/>
      <style:paragraph-properties fo:text-align="start"/>
      <style:text-properties fo:font-size="9pt" style:font-size-asian="9pt" style:font-size-complex="9pt"/>
    </style:style>
    <style:style style:name="P12" style:family="paragraph">
      <loext:graphic-properties draw:fill-color="#ffffff"/>
      <style:paragraph-properties fo:text-align="center"/>
    </style:style>
    <style:style style:name="T1" style:family="text">
      <style:text-properties fo:font-size="16pt"/>
    </style:style>
    <style:style style:name="T2" style:family="text">
      <style:text-properties fo:font-size="20pt" fo:font-weight="bold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01cm" svg:height="16.705cm" svg:x="2.396cm" svg:y="6.6cm">
          <draw:image xlink:href="Pictures/1000000000000398000003C00B7C30AAE0772BCA.png" xlink:type="simple" xlink:show="embed" xlink:actuate="onLoad" loext:mime-type="image/png">
            <text:p/>
          </draw:image>
        </draw:frame>
        <draw:custom-shape draw:style-name="gr2" draw:text-style-name="P3" draw:layer="layout" svg:width="1.6cm" svg:height="0.7cm" svg:x="17.796cm" svg:y="12cm">
          <text:p text:style-name="P2"><text:span text:style-name="T1">BCK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6cm" svg:height="0.7cm" svg:x="17.696cm" svg:y="21.7cm">
          <text:p text:style-name="P2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6cm" svg:height="0.7cm" svg:x="1.296cm" svg:y="20.3cm">
          <text:p text:style-name="P2"><text:span text:style-name="T1">LRC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6cm" svg:height="0.7cm" svg:x="1.696cm" svg:y="9.2cm">
          <text:p text:style-name="P2"><text:span text:style-name="T1">SDA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6cm" svg:height="0.7cm" svg:x="1.696cm" svg:y="10cm">
          <text:p text:style-name="P2"><text:span text:style-name="T1">SCL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6cm" svg:height="0.7cm" svg:x="1.396cm" svg:y="8.4cm">
          <text:p text:style-name="P2"><text:span text:style-name="T1">3.3V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6cm" svg:height="0.7cm" svg:x="1.396cm" svg:y="11.2cm">
          <text:p text:style-name="P2"><text:span text:style-name="T1">GND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5" draw:layer="layout" svg:width="1.6cm" svg:height="0.7cm" svg:x="1.496cm" svg:y="13.4cm">
          <text:p text:style-name="P2"><text:span text:style-name="T1">PREQ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6cm" svg:height="0.7cm" svg:x="1.396cm" svg:y="12cm">
          <text:p text:style-name="P2"><text:span text:style-name="T1">PS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6cm" svg:height="0.7cm" svg:x="17.696cm" svg:y="9.9cm">
          <text:p text:style-name="P2"><text:span text:style-name="T1">G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3cm" svg:height="0.7cm" svg:x="1.596cm" svg:y="4.5cm">
          <text:p text:style-name="P2"><text:span text:style-name="T1">DISPLAY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cm" svg:height="0.7cm" svg:x="12.196cm" svg:y="4.5cm">
          <text:p text:style-name="P2"><text:span text:style-name="T1">POWER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cm" svg:height="0.7cm" svg:x="12.196cm" svg:y="4.5cm">
          <text:p text:style-name="P2"><text:span text:style-name="T1">POWER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9cm" svg:height="0.7cm" svg:x="5.296cm" svg:y="4.5cm">
          <text:p text:style-name="P2"><text:span text:style-name="T1">AUDIO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6cm" svg:height="0.7cm" svg:x="17.696cm" svg:y="13.3cm">
          <text:p text:style-name="P2"><text:span text:style-name="T1">BUS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6cm" svg:height="0.7cm" svg:x="17.696cm" svg:y="14.1cm">
          <text:p text:style-name="P2"><text:span text:style-name="T1">SPD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" draw:text-style-name="P6" draw:layer="layout" svg:width="1.6cm" svg:height="0.7cm" svg:x="17.696cm" svg:y="15.7cm">
          <text:p text:style-name="P2"><text:span text:style-name="T1">SW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2.9cm" svg:height="0.7cm" svg:x="15.896cm" svg:y="4.5cm">
          <text:p text:style-name="P2"><text:span text:style-name="T1">SOURCE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6cm" svg:height="0.7cm" svg:x="1.501cm" svg:y="14.208cm">
          <text:p text:style-name="P2"><text:span text:style-name="T1">3.3V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6cm" svg:height="0.7cm" svg:x="17.696cm" svg:y="12.7cm">
          <text:p text:style-name="P2"><text:span text:style-name="T1">GND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6cm" svg:height="0.7cm" svg:x="17.696cm" svg:y="14.9cm">
          <text:p text:style-name="P2"><text:span text:style-name="T1">GND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.9cm" svg:height="0.7cm" svg:x="8.696cm" svg:y="4.5cm">
          <text:p text:style-name="P2"><text:span text:style-name="T1">FIFOPI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6cm" svg:height="0.7cm" svg:x="1.296cm" svg:y="21.1cm">
          <text:p text:style-name="P2"><text:span text:style-name="T1">LED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1" draw:text-style-name="P8" draw:layer="layout" svg:width="11.902cm" svg:height="1.038cm" svg:x="4.894cm" svg:y="1.7cm">
          <draw:text-box>
            <text:p><text:span text:style-name="T2">DDDAC 1794 – Raspberry Pin Use</text:span></text:p>
          </draw:text-box>
        </draw:frame>
        <draw:custom-shape draw:style-name="gr2" draw:text-style-name="P3" draw:layer="layout" svg:width="1.6cm" svg:height="0.7cm" svg:x="17.696cm" svg:y="19.7cm">
          <text:p text:style-name="P2"><text:span text:style-name="T1">GND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6cm" svg:height="0.7cm" svg:x="17.665cm" svg:y="9.103cm">
          <text:p text:style-name="P2"><text:span text:style-name="T1">5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9" draw:layer="layout" svg:width="0.6cm" svg:height="0.6cm" svg:x="4.096cm" svg:y="20.4cm">
          <text:p text:style-name="P2"><text:span text:style-name="T3">i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6cm" svg:height="0.6cm" svg:x="4.053cm" svg:y="9.956cm">
          <text:p text:style-name="P2"><text:span text:style-name="T3">o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6cm" svg:height="0.6cm" svg:x="4.068cm" svg:y="13.386cm">
          <text:p text:style-name="P2"><text:span text:style-name="T3">o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6cm" svg:height="0.6cm" svg:x="4.096cm" svg:y="9.3cm">
          <text:p text:style-name="P2"><text:span text:style-name="T3">io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6cm" svg:height="0.6cm" svg:x="16.296cm" svg:y="12cm">
          <text:p text:style-name="P2"><text:span text:style-name="T3">i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6cm" svg:height="0.6cm" svg:x="16.196cm" svg:y="21.8cm">
          <text:p text:style-name="P2"><text:span text:style-name="T3">o</text:span></text:p>
          <draw:enhanced-geometry svg:viewBox="0 0 21600 21600" draw:type="rectangle" draw:enhanced-path="M 0 0 L 21600 0 21600 21600 0 21600 0 0 Z N"/>
        </draw:custom-shape>
        <draw:g>
          <draw:custom-shape draw:style-name="gr12" draw:text-style-name="P9" draw:layer="layout" svg:width="0.6cm" svg:height="0.6cm" svg:x="2.596cm" svg:y="25.9cm">
            <text:p text:style-name="P2"><text:span text:style-name="T3">i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9" draw:layer="layout" svg:width="0.6cm" svg:height="0.6cm" svg:x="2.596cm" svg:y="25.1cm">
            <text:p text:style-name="P2"><text:span text:style-name="T3">o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13" draw:text-style-name="P9" draw:layer="layout" svg:width="0.6cm" svg:height="0.6cm" svg:x="2.596cm" svg:y="27.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1" draw:layer="layout" svg:width="3.2cm" svg:height="0.6cm" svg:x="3.496cm" svg:y="25.1cm">
            <text:p text:style-name="P10"><text:span text:style-name="T3">Isolated output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14" draw:text-style-name="P11" draw:layer="layout" svg:width="3.2cm" svg:height="0.6cm" svg:x="3.496cm" svg:y="25.9cm">
            <text:p text:style-name="P10"><text:span text:style-name="T3">Isolated input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12" draw:text-style-name="P9" draw:layer="layout" svg:width="0.6cm" svg:height="0.6cm" svg:x="2.596cm" svg:y="26.7cm">
            <text:p text:style-name="P2"><text:span text:style-name="T3">io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1" draw:layer="layout" svg:width="3.2cm" svg:height="0.6cm" svg:x="3.496cm" svg:y="26.7cm">
            <text:p text:style-name="P10"><text:span text:style-name="T3">Isolated bi dir.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14" draw:text-style-name="P11" draw:layer="layout" svg:width="3.2cm" svg:height="0.6cm" svg:x="3.396cm" svg:y="27.6cm">
            <text:p text:style-name="P10"><text:span text:style-name="T3">Isolated = nc</text:span>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custom-shape draw:style-name="gr15" draw:text-style-name="P12" draw:layer="layout" svg:width="6.8cm" svg:height="0.7cm" svg:x="7.1cm" svg:y="7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11.13cm" svg:height="0.64cm" svg:x="2.5cm" svg:y="22.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8T21:39:39.255000000</meta:creation-date>
    <dc:date>2020-11-13T20:50:09.045000000</dc:date>
    <meta:editing-duration>P3DT5H55M14S</meta:editing-duration>
    <meta:editing-cycles>26</meta:editing-cycles>
    <meta:generator>LibreOffice/6.1.1.2$Windows_X86_64 LibreOffice_project/5d19a1bfa650b796764388cd8b33a5af1f5baa1b</meta:generator>
    <meta:print-date>2020-03-06T16:07:42.842000000</meta:print-date>
    <meta:document-statistic meta:object-count="44"/>
  </office:meta>
</office:document-meta>
</file>